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99ccff" draw:fill-hatch-name="Black_20_0_20_Degrees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fill="none" draw:fill-color="#99ccff" draw:fill-hatch-name="Black_20_0_20_Degrees" draw:fill-hatch-solid="fals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 " draw:style-name="dp1" draw:master-page-name="Обычный">
        <draw:custom-shape draw:style-name="gr1" draw:text-style-name="P1" draw:layer="layout" svg:width="3cm" svg:height="6.24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107cm" svg:x="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3" draw:text-style-name="P1" draw:layer="layout" svg:width="2.5cm" svg:height="0.709cm" svg:x="7.2cm" svg:y="7.25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0.815cm" svg:height="0.963cm" svg:x="8.2cm" svg:y="7cm">
            <draw:text-box>
              <text:p>x</text:p>
            </draw:text-box>
          </draw:frame>
        </draw:g>
        <draw:g>
          <draw:custom-shape draw:style-name="gr3" draw:text-style-name="P1" draw:layer="layout" svg:width="2.5cm" svg:height="0.709cm" svg:x="7.2cm" svg:y="3.254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0.811cm" svg:height="0.963cm" svg:x="7.977cm" svg:y="3cm">
            <draw:text-box>
              <text:p>y</text:p>
            </draw:text-box>
          </draw:frame>
        </draw:g>
        <draw:g>
          <draw:custom-shape draw:style-name="gr3" draw:text-style-name="P1" draw:layer="layout" svg:width="2.5cm" svg:height="0.709cm" svg:x="7.2cm" svg:y="5.217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0.82cm" svg:height="0.963cm" svg:x="8.129cm" svg:y="4.963cm">
            <draw:text-box>
              <text:p>z</text:p>
            </draw:text-box>
          </draw:frame>
        </draw:g>
        <draw:frame draw:style-name="gr5" draw:layer="layout" svg:width="0.815cm" svg:height="0.963cm" svg:x="3cm" svg:y="7.224cm">
          <draw:text-box>
            <text:p>x</text:p>
          </draw:text-box>
        </draw:frame>
        <draw:frame draw:style-name="gr4" draw:layer="layout" svg:width="0.811cm" svg:height="0.963cm" svg:x="3cm" svg:y="3.037cm">
          <draw:text-box>
            <text:p>y</text:p>
          </draw:text-box>
        </draw:frame>
        <draw:frame draw:style-name="gr4" draw:layer="layout" svg:width="0.82cm" svg:height="0.963cm" svg:x="3cm" svg:y="4.5cm">
          <draw:text-box>
            <text:p>z</text:p>
          </draw:text-box>
        </draw:frame>
        <draw:custom-shape draw:style-name="gr2" draw:text-style-name="P1" draw:layer="layout" svg:width="0.5cm" svg:height="2.082cm" svg:x="5cm" svg:y="4.60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5cm" svg:height="2.056cm" svg:x="5cm" svg:y="6.6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692cm" svg:height="0.963cm" svg:x="5.3cm" svg:y="3.037cm">
          <draw:text-box>
            <text:p>R(y)</text:p>
          </draw:text-box>
        </draw:frame>
        <draw:frame draw:style-name="gr5" draw:layer="layout" svg:width="1.7cm" svg:height="0.963cm" svg:x="5.3cm" svg:y="5.138cm">
          <draw:text-box>
            <text:p>R(z)</text:p>
          </draw:text-box>
        </draw:frame>
        <draw:frame draw:style-name="gr5" draw:layer="layout" svg:width="1.696cm" svg:height="0.963cm" svg:x="5.3cm" svg:y="7.339cm">
          <draw:text-box>
            <text:p>R(x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0_20_Degrees" draw:display-name="Black 0 Degrees" draw:style="single" draw:color="#000000" draw:distance="0.7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5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2-27T20:37:11.39</meta:creation-date>
    <dc:date>2009-02-28T13:44:01.39</dc:date>
    <dc:creator>Евгений Корныхин</dc:creator>
    <meta:editing-duration>PT00H21M17S</meta:editing-duration>
    <meta:editing-cycles>5</meta:editing-cycles>
    <meta:generator>OpenOffice.org/3.0$Win32 OpenOffice.org_project/300m9$Build-9358</meta:generator>
    <meta:printed-by>Евгений Корныхин</meta:printed-by>
    <meta:print-date>2009-02-28T13:41:27.46</meta:print-date>
    <meta:document-statistic meta:object-count="19"/>
    <meta:user-defined meta:name="Поле 1"/>
    <meta:user-defined meta:name="Поле 2"/>
    <meta:user-defined meta:name="Поле 3"/>
    <meta:user-defined meta:name="Поле 4"/>
  </office:meta>
</office:document-meta>
</file>